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 style:list-style-name="L4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troller Layer</text:p>
      <text:list xml:id="list780589776" text:style-name="L3">
        <text:list-item>
          <text:p text:style-name="P1">Reactive feedback control loops for primitive tasks: obstacle avoidance, wall following etc. </text:p>
        </text:list-item>
        <text:list-item>
          <text:p text:style-name="P1">Tight coupling of sensors to actuators</text:p>
        </text:list-item>
        <text:list-item>
          <text:p text:style-name="P1">Hand crafted primitive behaviours or skills that come from simple transfer functions</text:p>
        </text:list-item>
        <text:list-item>
          <text:p text:style-name="P1">Constant <text:s/>or minimum space and time-bounded computational complexity of transfer functions</text:p>
        </text:list-item>
        <text:list-item>
          <text:p text:style-name="P1">Designed to detect any failure to perform a function</text:p>
        </text:list-item>
        <text:list-item>
          <text:p text:style-name="P1">Limited use of internal state</text:p>
        </text:list-item>
        <text:list-item>
          <text:p text:style-name="P1">Behaviours are continuous irrespective of internal states</text:p>
        </text:list-item>
      </text:list>
      <text:p text:style-name="Standard"/>
      <text:p text:style-name="Standard">CSC:</text:p>
      <text:list xml:id="list781117313" text:style-name="L4">
        <text:list-item>
          <text:p text:style-name="P2">Communication as a means of sensing : obtain pose, task information from external sources</text:p>
        </text:list-item>
        <text:list-item>
          <text:p text:style-name="P2">Observing simple behaviours in discrete steps triggered by events</text:p>
        </text:list-item>
        <text:list-item>
          <text:p text:style-name="P2">Continuous behaviours, no use of internal states of past or present</text:p>
        </text:list-item>
        <text:list-item>
          <text:p text:style-name="P2">Simple finite state machine: consists of four states: Unavailable, Available, Moving, Idle</text:p>
        </text:list-item>
        <text:list-item>
          <text:p text:style-name="P2">No detection of failures to perform a function and no reporting to Sequencer</text:p>
        </text:list-item>
      </text:list>
      <text:p text:style-name="Standard"/>
      <text:p text:style-name="Standard">Sequencing Layer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mar </meta:initial-creator>
    <meta:creation-date>2010-04-03T12:59:15</meta:creation-date>
    <meta:generator>OpenOffice.org/3.1$Linux OpenOffice.org_project/310m19$Build-9420</meta:generator>
    <dc:date>2010-04-15T08:10:03</dc:date>
    <dc:creator>Omar </dc:creator>
    <meta:editing-duration>PT32H05M43S</meta:editing-duration>
    <meta:editing-cycles>13</meta:editing-cycles>
    <meta:document-statistic meta:table-count="0" meta:image-count="0" meta:object-count="0" meta:page-count="1" meta:paragraph-count="15" meta:word-count="138" meta:character-count="878"/>
  </office:meta>
</office:document-meta>
</file>